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e66df"/>
    </style:style>
    <style:style style:name="P3" style:family="paragraph" style:parent-style-name="Standard">
      <style:text-properties fo:font-weight="bold" officeooo:rsid="001cd406" officeooo:paragraph-rsid="001cd406" style:font-weight-asian="bold" style:font-weight-complex="bold"/>
    </style:style>
    <style:style style:name="P4" style:family="paragraph" style:parent-style-name="Standard">
      <style:text-properties officeooo:rsid="001e66df" officeooo:paragraph-rsid="001e66df"/>
    </style:style>
    <style:style style:name="P5" style:family="paragraph" style:parent-style-name="Standard">
      <style:text-properties officeooo:rsid="001fe3f7" officeooo:paragraph-rsid="001fe3f7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 fo:background-color="#ffffff" loext:shadow="none"/>
    </style:style>
    <style:style style:name="P7" style:family="paragraph" style:parent-style-name="Standard">
      <style:text-properties fo:color="#d4d4d4" style:font-name="Times New Roman" fo:font-size="10.5pt" fo:font-weight="normal" officeooo:paragraph-rsid="001fe3f7" fo:background-color="#1e1e1e"/>
    </style:style>
    <style:style style:name="P8" style:family="paragraph" style:parent-style-name="Standard">
      <style:text-properties fo:color="#d4d4d4" style:font-name="Times New Roman" fo:font-size="10.5pt" fo:font-weight="normal" officeooo:rsid="0023fe55" officeooo:paragraph-rsid="001fe3f7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fo:font-size="13pt" fo:font-weight="bold" officeooo:rsid="001e66df" officeooo:paragraph-rsid="001e66df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1cd406" officeooo:paragraph-rsid="001cd406" style:font-size-asian="13pt" style:font-weight-asian="bold" style:font-size-complex="13pt" style:font-weight-complex="bold"/>
    </style:style>
    <style:style style:name="P12" style:family="paragraph" style:parent-style-name="Standard">
      <style:paragraph-properties style:line-height-at-least="0.503cm"/>
      <style:text-properties fo:color="#000000" style:font-name="Times New Roman" fo:font-size="11pt" fo:font-weight="normal" fo:background-color="#ffffff" style:font-size-asian="11pt" style:font-size-complex="11pt" loext:shadow="none"/>
    </style:style>
    <style:style style:name="P13" style:family="paragraph" style:parent-style-name="Standard">
      <style:paragraph-properties style:line-height-at-least="0.503cm"/>
      <style:text-properties fo:color="#000000" style:font-name="Consolas" fo:font-size="10.5pt" fo:font-weight="normal" officeooo:rsid="0026ce85" officeooo:paragraph-rsid="0026ce85" fo:background-color="#ffffff" loext:shadow="none"/>
    </style:style>
    <style:style style:name="P14" style:family="paragraph" style:parent-style-name="Standard">
      <style:paragraph-properties style:line-height-at-least="0.503cm"/>
      <style:text-properties fo:color="#608b4e" style:font-name="Consolas" fo:font-size="10.5pt" fo:font-weight="normal" fo:background-color="#ffffff" loext:shadow="none"/>
    </style:style>
    <style:style style:name="P15" style:family="paragraph" style:parent-style-name="Standard">
      <style:paragraph-properties style:line-height-at-least="0.503cm"/>
      <style:text-properties fo:background-color="#ffffff" loext:shadow="none"/>
    </style:style>
    <style:style style:name="P16" style:family="paragraph" style:parent-style-name="Standard">
      <style:text-properties officeooo:rsid="00314c1d" officeooo:paragraph-rsid="00314c1d"/>
    </style:style>
    <style:style style:name="P17" style:family="paragraph" style:parent-style-name="Standard">
      <style:text-properties officeooo:rsid="00320157" officeooo:paragraph-rsid="00320157"/>
    </style:style>
    <style:style style:name="T1" style:family="text">
      <style:text-properties officeooo:rsid="001e66df"/>
    </style:style>
    <style:style style:name="T2" style:family="text">
      <style:text-properties fo:color="#4ec9b0"/>
    </style:style>
    <style:style style:name="T3" style:family="text">
      <style:text-properties fo:color="#4ec9b0" officeooo:rsid="001fe3f7"/>
    </style:style>
    <style:style style:name="T4" style:family="text">
      <style:text-properties fo:color="#d4d4d4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569cd6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 fo:background-color="#ffffff" loext:char-shading-value="0" loext:shadow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6666ff"/>
    </style:style>
    <style:style style:name="T11" style:family="text">
      <style:text-properties fo:color="#6666ff" style:font-name="Consolas" fo:font-size="10.5pt" fo:font-weight="normal" fo:background-color="#ffffff" loext:char-shading-value="0" loext:shadow="none"/>
    </style:style>
    <style:style style:name="T12" style:family="text">
      <style:text-properties fo:color="#6666ff" officeooo:rsid="00283ccd"/>
    </style:style>
    <style:style style:name="T13" style:family="text">
      <style:text-properties fo:color="#6666ff" officeooo:rsid="00293274"/>
    </style:style>
    <style:style style:name="T14" style:family="text">
      <style:text-properties fo:color="#6666ff" officeooo:rsid="002e9461"/>
    </style:style>
    <style:style style:name="T15" style:family="text">
      <style:text-properties fo:color="#6666ff" officeooo:rsid="002fb10e"/>
    </style:style>
    <style:style style:name="T16" style:family="text">
      <style:text-properties fo:color="#000000"/>
    </style:style>
    <style:style style:name="T17" style:family="text">
      <style:text-properties fo:color="#000000" style:font-name="Consolas" fo:font-size="10.5pt" fo:font-weight="normal"/>
    </style:style>
    <style:style style:name="T18" style:family="text">
      <style:text-properties fo:color="#000000" style:font-name="Consolas" fo:font-size="10.5pt" fo:font-weight="normal" fo:background-color="#ffffff" loext:char-shading-value="0" loext:shadow="none"/>
    </style:style>
    <style:style style:name="T19" style:family="text">
      <style:text-properties fo:color="#000000" officeooo:rsid="0026ce85"/>
    </style:style>
    <style:style style:name="T20" style:family="text">
      <style:text-properties fo:color="#ff6600"/>
    </style:style>
    <style:style style:name="T21" style:family="text">
      <style:text-properties fo:color="#ff6600" officeooo:rsid="002e1034"/>
    </style:style>
    <style:style style:name="T22" style:family="text">
      <style:text-properties fo:color="#ff6600" officeooo:rsid="002e9461"/>
    </style:style>
    <style:style style:name="T23" style:family="text">
      <style:text-properties fo:color="#0066cc"/>
    </style:style>
    <style:style style:name="T24" style:family="text">
      <style:text-properties officeooo:rsid="002d19ca"/>
    </style:style>
    <style:style style:name="T25" style:family="text">
      <style:text-properties officeooo:rsid="002e1034"/>
    </style:style>
    <style:style style:name="T26" style:family="text">
      <style:text-properties officeooo:rsid="002fb1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 usare le funzioni JavaScript in una app Vue.js</text:p>
      <text:p text:style-name="Standard"/>
      <text:p text:style-name="Standard"/>
      <text:p text:style-name="Standard"/>
      <text:p text:style-name="Standard"/>
      <text:p text:style-name="P11">Se non si usa la CLI:</text:p>
      <text:p text:style-name="P3"/>
      <text:p text:style-name="P2"><text:span text:style-name="T1">Bisogna semplicemente imp</text:span>ortare il file .js da utilizzare nell'header della pagina html:</text:p>
      <text:p text:style-name="P2"/>
      <text:p text:style-name="P16">&lt;script src = <text:span text:style-name="T8">"pathDelFileJs"</text:span><text:span text:style-name="T18">&gt;&lt;/script&gt;</text:span></text:p>
      <text:p text:style-name="P16"><text:span text:style-name="T18"/></text:p>
      <text:p text:style-name="P2"><text:span text:style-name="T1">A questo punto</text:span> si avranno a disposi<text:span text:style-name="T1">zione </text:span>tutte le funzioni <text:span text:style-name="T1">contenute nel file js</text:span>. </text:p>
      <text:p text:style-name="Standard">Le funzioni javascript esterne potranno essere richiamate in modo diretto.</text:p>
      <text:p text:style-name="P17"/>
      <text:p text:style-name="Standard"/>
      <text:p text:style-name="Standard"/>
      <text:p text:style-name="P10">Se si usa la CLI:</text:p>
      <text:p text:style-name="P4"/>
      <text:p text:style-name="P5">Nel <text:span text:style-name="T9">file javascript</text:span> è necessario rispettare questa sintassi:</text:p>
      <text:p text:style-name="P7"><text:span text:style-name="T3"/></text:p>
      <text:p text:style-name="P8"/>
      <text:p text:style-name="P6"><text:span text:style-name="T2">module</text:span><text:span text:style-name="T16">.</text:span><text:span text:style-name="T2">exports</text:span> <text:span text:style-name="T16">= </text:span><text:span text:style-name="T19">{</text:span></text:p>
      <text:p text:style-name="P6"><text:span text:style-name="T5"><text:tab/></text:span><text:span text:style-name="T10">miaFunzione</text:span><text:span text:style-name="T14">Js</text:span><text:span text:style-name="T10">:</text:span> <text:span text:style-name="T6">function</text:span><text:span text:style-name="T16">() {</text:span></text:p>
      <text:p text:style-name="P14"><text:tab/><text:tab/>//codice</text:p>
      <text:p text:style-name="P15"><text:span text:style-name="T4"><text:tab/></text:span><text:span text:style-name="T17">},</text:span></text:p>
      <text:p text:style-name="P6"><text:span text:style-name="T5"><text:tab/></text:span><text:span text:style-name="T10">altraMiaFunzione</text:span><text:span text:style-name="T14">Js</text:span><text:span text:style-name="T10">:</text:span> <text:span text:style-name="T6">function</text:span><text:span text:style-name="T16">() {</text:span></text:p>
      <text:p text:style-name="P14"><text:tab/><text:tab/>//altro codice</text:p>
      <text:p text:style-name="P6"><text:tab/><text:span text:style-name="T16">}</text:span></text:p>
      <text:p text:style-name="P13">}</text:p>
      <text:p text:style-name="P15"/>
      <text:p text:style-name="P15"/>
      <text:p text:style-name="P12">Mentre nel file Vue bisogna importare il file .js nel tag &lt;script&gt; <text:span text:style-name="T24">in questo modo</text:span>:</text:p>
      <text:p text:style-name="P15"/>
      <text:p text:style-name="P6"><text:span text:style-name="T23">var</text:span> <text:span text:style-name="T10">myJsFile</text:span> = <text:span text:style-name="T20">require</text:span><text:span text:style-name="T16">(</text:span><text:span text:style-name="T7">"./pathDelFileJs"</text:span><text:span text:style-name="T16">);</text:span></text:p>
      <text:p text:style-name="P15"/>
      <text:p text:style-name="P12">A questo punto, attraverso la variabile "myJsFile", potrò accedere a qualsiasi metodo del file js nell'app Vue <text:span text:style-name="T25">come mostrato nell'esempio</text:span>:</text:p>
      <text:p text:style-name="P15"/>
      <text:p text:style-name="P6"><text:span text:style-name="T10">myJsFile</text:span><text:span text:style-name="T16">.</text:span><text:span text:style-name="T20">mi</text:span><text:span text:style-name="T21">aFunzione</text:span><text:span text:style-name="T22">Js</text:span><text:span text:style-name="T16">();</text:span></text:p>
      <text:p text:style-name="P15"/>
      <text:p text:style-name="P12">è possibile anche assegnare un <text:span text:style-name="T26">singolo </text:span>metodo del file javascript ad una variabile nell'app Vue:</text:p>
      <text:p text:style-name="P15"/>
      <text:p text:style-name="P6"><text:span text:style-name="T23">var</text:span> <text:span text:style-name="T10">mi</text:span><text:span text:style-name="T12">o</text:span><text:span text:style-name="T10">MetodoInVue</text:span> <text:span text:style-name="T16">=</text:span> <text:span text:style-name="T10">myJsFile.</text:span><text:span text:style-name="T15">altraM</text:span><text:span text:style-name="T10">i</text:span><text:span text:style-name="T13">aFunzione</text:span><text:span text:style-name="T15">Js</text:span><text:span text:style-name="T16">;</text:span></text:p>
      <text:p text:style-name="P15"/>
      <text:p text:style-name="P12">così da poter richiamare quella funzione semplicemente cosi:</text:p>
      <text:p text:style-name="P15"/>
      <text:p text:style-name="P9"><text:span text:style-name="T11">mioMetodoInVue</text:span><text:span text:style-name="T18">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6S</meta:editing-duration>
    <meta:editing-cycles>23</meta:editing-cycles>
    <meta:generator>LibreOffice/5.2.1.2$Windows_x86 LibreOffice_project/31dd62db80d4e60af04904455ec9c9219178d620</meta:generator>
    <dc:date>2017-11-17T15:54:31.488000000</dc:date>
    <meta:document-statistic meta:table-count="0" meta:image-count="0" meta:object-count="0" meta:page-count="1" meta:paragraph-count="24" meta:word-count="151" meta:character-count="1052" meta:non-whitespace-character-count="916"/>
    <meta:user-defined meta:name="Info 1"/>
    <meta:user-defined meta:name="Info 2"/>
    <meta:user-defined meta:name="Info 3"/>
    <meta:user-defined meta:name="Info 4"/>
  </office:meta>
</office:document-meta>
</file>